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ON-CON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range smaller than</text:p>
          </table:table-cell>
          <table:table-cell office:value-type="string" calcext:value-type="string">
            <text:p>reciproc</text:p>
          </table:table-cell>
          <table:table-cell office:value-type="string" calcext:value-type="string">
            <text:p>delta reci</text:p>
          </table:table-cell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0299" calcext:value-type="float">
            <text:p>-1,02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0.9539" calcext:value-type="float">
            <text:p>-0,9539</text:p>
          </table:table-cell>
          <table:table-cell office:value-type="float" office:value="0.0113" calcext:value-type="float">
            <text:p>0,0113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583" calcext:value-type="float">
            <text:p>-1,583</text:p>
          </table:table-cell>
          <table:table-cell office:value-type="float" office:value="0.1138" calcext:value-type="float">
            <text:p>0,1138</text:p>
          </table:table-cell>
          <table:table-cell office:value-type="float" office:value="1.1" calcext:value-type="float">
            <text:p>1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502" calcext:value-type="float">
            <text:p>1,5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0009" calcext:value-type="float">
            <text:p>0,0009</text:p>
          </table:table-cell>
          <table:table-cell office:value-type="float" office:value="3" calcext:value-type="float">
            <text:p>3</text:p>
          </table:table-cell>
          <table:table-cell table:formula="of:=1/[.B6]" office:value-type="float" office:value="1.49521531100478" calcext:value-type="float">
            <text:p>1,4952</text:p>
          </table:table-cell>
          <table:table-cell table:formula="of:=1/([.B6])^2 *[.C6]" office:value-type="float" office:value="0.00201210194363682" calcext:value-type="float">
            <text:p>0,0020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979" calcext:value-type="float">
            <text:p>1,7979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505" calcext:value-type="float">
            <text:p>0,5505</text:p>
          </table:table-cell>
          <table:table-cell office:value-type="float" office:value="0.0014" calcext:value-type="float">
            <text:p>0,0014</text:p>
          </table:table-cell>
          <table:table-cell office:value-type="float" office:value="2.8" calcext:value-type="float">
            <text:p>2,8</text:p>
          </table:table-cell>
          <table:table-cell table:formula="of:=1/[.B8]" office:value-type="float" office:value="1.81653042688465" calcext:value-type="float">
            <text:p>1,8165</text:p>
          </table:table-cell>
          <table:table-cell table:formula="of:=1/([.B8])^2 *[.C8]" office:value-type="float" office:value="0.00461969590851682" calcext:value-type="float">
            <text:p>0,0046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22" calcext:value-type="float">
            <text:p>1,22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3" calcext:value-type="float">
            <text:p>0,8073</text:p>
          </table:table-cell>
          <table:table-cell office:value-type="float" office:value="0.0093" calcext:value-type="float">
            <text:p>0,0093</text:p>
          </table:table-cell>
          <table:table-cell office:value-type="float" office:value="1.8" calcext:value-type="float">
            <text:p>1,8</text:p>
          </table:table-cell>
          <table:table-cell table:formula="of:=1/[.B10]" office:value-type="float" office:value="1.2386968908708" calcext:value-type="float">
            <text:p>1,2387</text:p>
          </table:table-cell>
          <table:table-cell table:formula="of:=1/([.B10])^2 *[.C10]" office:value-type="float" office:value="0.0142696408833129" calcext:value-type="float">
            <text:p>0,0143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CONSERVATIV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895" calcext:value-type="float">
            <text:p>-1,2895</text:p>
          </table:table-cell>
          <table:table-cell office:value-type="float" office:value="0.0074" calcext:value-type="float">
            <text:p>0,0074</text:p>
          </table:table-cell>
          <table:table-cell office:value-type="float" office:value="2.1" calcext:value-type="float">
            <text:p>2,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02" calcext:value-type="float">
            <text:p>-1,3102</text:p>
          </table:table-cell>
          <table:table-cell office:value-type="float" office:value="0.0146" calcext:value-type="float">
            <text:p>0,0146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9952" calcext:value-type="float">
            <text:p>-1,9952</text:p>
          </table:table-cell>
          <table:table-cell office:value-type="float" office:value="0.1499" calcext:value-type="float">
            <text:p>0,149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327" calcext:value-type="float">
            <text:p>1,4327</text:p>
          </table:table-cell>
          <table:table-cell office:value-type="float" office:value="0.0056" calcext:value-type="float">
            <text:p>0,0056</text:p>
          </table:table-cell>
          <table:table-cell office:value-type="float" office:value="2.1" calcext:value-type="float">
            <text:p>2,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15" calcext:value-type="float">
            <text:p>0,6915</text:p>
          </table:table-cell>
          <table:table-cell office:value-type="float" office:value="0.0028" calcext:value-type="float">
            <text:p>0,0028</text:p>
          </table:table-cell>
          <table:table-cell office:value-type="float" office:value="2.5" calcext:value-type="float">
            <text:p>2,5</text:p>
          </table:table-cell>
          <table:table-cell table:formula="of:=1/[.B19]" office:value-type="float" office:value="1.44613159797542" calcext:value-type="float">
            <text:p>1,4461</text:p>
          </table:table-cell>
          <table:table-cell table:formula="of:=1/([.B19])^2 *[.C19]" office:value-type="float" office:value="0.0058556304762562" calcext:value-type="float">
            <text:p>0,0059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41" calcext:value-type="float">
            <text:p>1,7441</text:p>
          </table:table-cell>
          <table:table-cell office:value-type="float" office:value="0.014" calcext:value-type="float">
            <text:p>0,014</text:p>
          </table:table-cell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7" calcext:value-type="float">
            <text:p>0,5867</text:p>
          </table:table-cell>
          <table:table-cell office:value-type="float" office:value="0.0037" calcext:value-type="float">
            <text:p>0,0037</text:p>
          </table:table-cell>
          <table:table-cell office:value-type="float" office:value="2" calcext:value-type="float">
            <text:p>2</text:p>
          </table:table-cell>
          <table:table-cell table:formula="of:=1/[.B21]" office:value-type="float" office:value="1.70444861087438" calcext:value-type="float">
            <text:p>1,7044</text:p>
          </table:table-cell>
          <table:table-cell table:formula="of:=1/([.B21])^2 *[.C21]" office:value-type="float" office:value="0.010749036748313" calcext:value-type="float">
            <text:p>0,0107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916" calcext:value-type="float">
            <text:p>1,1916</text:p>
          </table:table-cell>
          <table:table-cell office:value-type="float" office:value="0.0082" calcext:value-type="float">
            <text:p>0,0082</text:p>
          </table:table-cell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7" calcext:value-type="float">
            <text:p>0,8077</text:p>
          </table:table-cell>
          <table:table-cell office:value-type="float" office:value="0.0162" calcext:value-type="float">
            <text:p>0,0162</text:p>
          </table:table-cell>
          <table:table-cell office:value-type="float" office:value="1.6" calcext:value-type="float">
            <text:p>1,6</text:p>
          </table:table-cell>
          <table:table-cell table:formula="of:=1/[.B23]" office:value-type="float" office:value="1.23808344682432" calcext:value-type="float">
            <text:p>1,2381</text:p>
          </table:table-cell>
          <table:table-cell table:formula="of:=1/([.B23])^2 *[.C23]" office:value-type="float" office:value="0.0248321800650661" calcext:value-type="float">
            <text:p>0,0248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5:05:33.1674639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5T15:14:06.939927624</dc:date>
    <meta:editing-duration>PT22M13S</meta:editing-duration>
    <meta:editing-cycles>7</meta:editing-cycles>
    <meta:document-statistic meta:table-count="1" meta:cell-count="91" meta:object-count="0"/>
  </office:meta>
</office:document-meta>
</file>